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36in"/>
    </style:style>
    <style:style style:name="co2" style:family="table-column">
      <style:table-column-properties fo:break-before="auto" style:column-width="1.1382in"/>
    </style:style>
    <style:style style:name="co3" style:family="table-column">
      <style:table-column-properties fo:break-before="auto" style:column-width="0.8626in"/>
    </style:style>
    <style:style style:name="co4" style:family="table-column">
      <style:table-column-properties fo:break-before="auto" style:column-width="1.7366in"/>
    </style:style>
    <style:style style:name="co5" style:family="table-column">
      <style:table-column-properties fo:break-before="auto" style:column-width="0.4717in"/>
    </style:style>
    <style:style style:name="co6" style:family="table-column">
      <style:table-column-properties fo:break-before="auto" style:column-width="0.9173in"/>
    </style:style>
    <style:style style:name="co7" style:family="table-column">
      <style:table-column-properties fo:break-before="auto" style:column-width="19.3063in"/>
    </style:style>
    <style:style style:name="co8"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outline="false" style:text-line-through-style="none"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column table:style-name="co7" table:default-cell-style-name="Default"/>
        <table:table-row table:style-name="ro1">
          <table:table-cell office:value-type="string">
            <text:p>value</text:p>
          </table:table-cell>
          <table:table-cell office:value-type="string">
            <text:p>footprint</text:p>
          </table:table-cell>
          <table:table-cell office:value-type="string">
            <text:p>supplier</text:p>
          </table:table-cell>
          <table:table-cell table:style-name="Default" office:value-type="string">
            <text:p>pn</text:p>
          </table:table-cell>
          <table:table-cell office:value-type="string">
            <text:p>count</text:p>
          </table:table-cell>
          <table:table-cell office:value-type="string">
            <text:p>note</text:p>
          </table:table-cell>
          <table:table-cell office:value-type="string">
            <text:p>references</text:p>
          </table:table-cell>
        </table:table-row>
        <table:table-row table:style-name="ro1">
          <table:table-cell office:value-type="string">
            <text:p>0.1uf</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399-3027-1-ND">399-3027-1-ND</text:a><text:a xlink:href="http://search.digikey.com/scripts/DkSearch/dksus.dll?AlternatePackaging?name=399-3027-1-ND"> </text:a></text:p>
          </table:table-cell>
          <table:table-cell office:value-type="float" office:value="48">
            <text:p>48</text:p>
          </table:table-cell>
          <table:table-cell/>
          <table:table-cell office:value-type="string">
            <text:p>C202 C203 C189 C190 C176 C177 C163 C164 C150 C151 C137 C138 C124 C125 C111 C112 C87 C89 C83 C4 C10 C41 C61 C16 C28 C29 C26 C24 C15 C45 C46 C47 C48 C49 C52 C53 C33 C34 C35 C11 C9 C7 C6 C5 C8 C72 C209 C215 </text:p>
          </table:table-cell>
        </table:table-row>
        <table:table-row table:style-name="ro1">
          <table:table-cell office:value-type="string">
            <text:p>0.01uf</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PCC103BQCT-ND">PCC103BQCT-ND</text:a></text:p>
          </table:table-cell>
          <table:table-cell office:value-type="float" office:value="27">
            <text:p>27</text:p>
          </table:table-cell>
          <table:table-cell/>
          <table:table-cell office:value-type="string">
            <text:p>C204 C205 C191 C192 C178 C179 C165 C166 C152 C153 C139 C140 C126 C127 C113 C114 C85 C22 C62 C60 C40 C43 C55 C59 C54 C37 C39 </text:p>
          </table:table-cell>
        </table:table-row>
        <table:table-row table:style-name="ro1">
          <table:table-cell office:value-type="string">
            <text:p>1uf</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PCC2268CT-ND">PCC2268CT-ND</text:a></text:p>
          </table:table-cell>
          <table:table-cell office:value-type="float" office:value="57">
            <text:p>57</text:p>
          </table:table-cell>
          <table:table-cell/>
          <table:table-cell office:value-type="string">
            <text:p>C206 C208 C207 C193 C195 C194 C102 C104 C103 C180 C182 C181 C167 C169 C168 C99 C101 C100 C154 C156 C155 C141 C143 C142 C96 C98 C97 C128 C130 C129 C115 C117 C116 C93 C95 C94 C84 C91 C86 C25 C21 C57 C79 C2 C17 C73 C69 C78 C58 C65 C66 C71 C56 C81 C212 C210 C211 </text:p>
          </table:table-cell>
        </table:table-row>
        <table:table-row table:style-name="ro1">
          <table:table-cell office:value-type="string">
            <text:p>0.022uf</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399-3015-1-ND">399-3015-1-ND</text:a></text:p>
          </table:table-cell>
          <table:table-cell office:value-type="float" office:value="1">
            <text:p>1</text:p>
          </table:table-cell>
          <table:table-cell/>
          <table:table-cell office:value-type="string">
            <text:p>C23 </text:p>
          </table:table-cell>
        </table:table-row>
        <table:table-row table:style-name="ro1">
          <table:table-cell office:value-type="string">
            <text:p>2nf</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PCC223FQCT-ND">PCC223FQCT-ND</text:a></text:p>
          </table:table-cell>
          <table:table-cell office:value-type="float" office:value="4">
            <text:p>4</text:p>
          </table:table-cell>
          <table:table-cell/>
          <table:table-cell office:value-type="string">
            <text:p>C31 C64 C18 C74 </text:p>
          </table:table-cell>
        </table:table-row>
        <table:table-row table:style-name="ro1">
          <table:table-cell office:value-type="string">
            <text:p>10uf</text:p>
          </table:table-cell>
          <table:table-cell office:value-type="float" office:value="805">
            <text:p>805</text:p>
          </table:table-cell>
          <table:table-cell office:value-type="string">
            <text:p>Digi-key</text:p>
          </table:table-cell>
          <table:table-cell office:value-type="string">
            <text:p><text:a xlink:href="http://search.digikey.com/scripts/DkSearch/dksus.dll?Detail?name=PCC2182CT-ND">PCC2182CT-ND</text:a></text:p>
          </table:table-cell>
          <table:table-cell office:value-type="float" office:value="6">
            <text:p>6</text:p>
          </table:table-cell>
          <table:table-cell/>
          <table:table-cell office:value-type="string">
            <text:p>C42 C63 C14 C76 C213 C214 </text:p>
          </table:table-cell>
        </table:table-row>
        <table:table-row table:style-name="ro1">
          <table:table-cell office:value-type="string">
            <text:p>10uf</text:p>
          </table:table-cell>
          <table:table-cell office:value-type="float" office:value="603">
            <text:p>603</text:p>
          </table:table-cell>
          <table:table-cell office:value-type="string">
            <text:p>Digi-key</text:p>
          </table:table-cell>
          <table:table-cell office:value-type="string">
            <text:p><text:a xlink:href="http://search.digikey.com/scripts/DkSearch/dksus.dll?Detail?name=PCC2367CT-ND">PCC2367CT-ND</text:a></text:p>
          </table:table-cell>
          <table:table-cell office:value-type="float" office:value="9">
            <text:p>9</text:p>
          </table:table-cell>
          <table:table-cell/>
          <table:table-cell office:value-type="string">
            <text:p>C44 C50 C32 C36 C3 C12 C13 C27 C30 </text:p>
          </table:table-cell>
        </table:table-row>
        <table:table-row table:style-name="ro1">
          <table:table-cell office:value-type="string">
            <text:p>0.001uf</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399-1032-1-ND">399-1032-1-ND</text:a></text:p>
          </table:table-cell>
          <table:table-cell office:value-type="float" office:value="2">
            <text:p>2</text:p>
          </table:table-cell>
          <table:table-cell/>
          <table:table-cell office:value-type="string">
            <text:p>C51 C38 </text:p>
          </table:table-cell>
        </table:table-row>
        <table:table-row table:style-name="ro1">
          <table:table-cell office:value-type="string">
            <text:p>7pf</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PCC070CQCT-ND">PCC070CQCT-ND</text:a><text:a xlink:href="http://search.digikey.com/scripts/DkSearch/dksus.dll?AlternatePackaging?name=PCC070CQCT-ND"> </text:a></text:p>
          </table:table-cell>
          <table:table-cell office:value-type="float" office:value="2">
            <text:p>2</text:p>
          </table:table-cell>
          <table:table-cell/>
          <table:table-cell office:value-type="string">
            <text:p>C67 C70 </text:p>
          </table:table-cell>
        </table:table-row>
        <table:table-row table:style-name="ro1">
          <table:table-cell office:value-type="string">
            <text:p>18pf</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PCC180CQCT-ND">PCC180CQCT-ND</text:a></text:p>
          </table:table-cell>
          <table:table-cell office:value-type="float" office:value="2">
            <text:p>2</text:p>
          </table:table-cell>
          <table:table-cell/>
          <table:table-cell office:value-type="string">
            <text:p>C80 C82 </text:p>
          </table:table-cell>
        </table:table-row>
        <table:table-row table:style-name="ro1">
          <table:table-cell office:value-type="string">
            <text:p>100uf</text:p>
          </table:table-cell>
          <table:table-cell office:value-type="string">
            <text:p>2mmradial</text:p>
          </table:table-cell>
          <table:table-cell office:value-type="string">
            <text:p>Digi-key</text:p>
          </table:table-cell>
          <table:table-cell office:value-type="string">
            <text:p><text:a xlink:href="http://search.digikey.com/scripts/DkSearch/dksus.dll?Detail?name=P13455-ND">P13455-ND</text:a></text:p>
          </table:table-cell>
          <table:table-cell office:value-type="float" office:value="5">
            <text:p>5</text:p>
          </table:table-cell>
          <table:table-cell/>
          <table:table-cell office:value-type="string">
            <text:p>C88 C1 C75 C68 C77 </text:p>
          </table:table-cell>
        </table:table-row>
        <table:table-row table:style-name="ro1">
          <table:table-cell office:value-type="string">
            <text:p>10uf_tant</text:p>
          </table:table-cell>
          <table:table-cell office:value-type="float" office:value="805">
            <text:p>805</text:p>
          </table:table-cell>
          <table:table-cell office:value-type="string">
            <text:p>Digi-key</text:p>
          </table:table-cell>
          <table:table-cell office:value-type="string">
            <text:p><text:a xlink:href="http://search.digikey.com/scripts/DkSearch/dksus.dll?Detail?name=511-1447-1-ND">511-1447-1-ND</text:a><text:a xlink:href="http://search.digikey.com/scripts/DkSearch/dksus.dll?AlternatePackaging?name=511-1447-1-ND"> </text:a></text:p>
          </table:table-cell>
          <table:table-cell office:value-type="float" office:value="2">
            <text:p>2</text:p>
          </table:table-cell>
          <table:table-cell office:value-type="string">
            <text:p>6.3V</text:p>
          </table:table-cell>
          <table:table-cell office:value-type="string">
            <text:p>C90 C92 </text:p>
          </table:table-cell>
        </table:table-row>
        <table:table-row table:style-name="ro1">
          <table:table-cell office:value-type="string">
            <text:p>UCLAMP33</text:p>
          </table:table-cell>
          <table:table-cell office:value-type="string">
            <text:p>SOD-323</text:p>
          </table:table-cell>
          <table:table-cell office:value-type="string">
            <text:p>Digi-key</text:p>
          </table:table-cell>
          <table:table-cell office:value-type="string">
            <text:p><text:a xlink:href="http://search.digikey.com/scripts/DkSearch/dksus.dll?Detail?name=UCLAMP3301DCT-ND">UCLAMP3301DCT-ND</text:a></text:p>
          </table:table-cell>
          <table:table-cell office:value-type="float" office:value="2">
            <text:p>2</text:p>
          </table:table-cell>
          <table:table-cell/>
          <table:table-cell office:value-type="string">
            <text:p>D10 D11 </text:p>
          </table:table-cell>
        </table:table-row>
        <table:table-row table:style-name="ro1">
          <table:table-cell office:value-type="string">
            <text:p>ZENER</text:p>
          </table:table-cell>
          <table:table-cell office:value-type="float" office:value="603">
            <text:p>603</text:p>
          </table:table-cell>
          <table:table-cell office:value-type="string">
            <text:p>Digi-key</text:p>
          </table:table-cell>
          <table:table-cell office:value-type="string">
            <text:p><text:a xlink:href="http://search.digikey.com/scripts/DkSearch/dksus.dll?Detail?name=641-1031-1-ND">641-1031-1-ND</text:a></text:p>
          </table:table-cell>
          <table:table-cell office:value-type="float" office:value="1">
            <text:p>1</text:p>
          </table:table-cell>
          <table:table-cell office:value-type="string">
            <text:p>150mw</text:p>
          </table:table-cell>
          <table:table-cell office:value-type="string">
            <text:p>D12 </text:p>
          </table:table-cell>
        </table:table-row>
        <table:table-row table:style-name="ro1">
          <table:table-cell office:value-type="string">
            <text:p>LED</text:p>
          </table:table-cell>
          <table:table-cell office:value-type="float" office:value="603">
            <text:p>603</text:p>
          </table:table-cell>
          <table:table-cell office:value-type="string">
            <text:p>Digi-key</text:p>
          </table:table-cell>
          <table:table-cell office:value-type="string">
            <text:p><text:a xlink:href="http://search.digikey.com/scripts/DkSearch/dksus.dll?Detail?name=754-1123-1-ND">754-1123-1-ND</text:a></text:p>
          </table:table-cell>
          <table:table-cell office:value-type="float" office:value="2">
            <text:p>2</text:p>
          </table:table-cell>
          <table:table-cell office:value-type="string">
            <text:p>red</text:p>
          </table:table-cell>
          <table:table-cell office:value-type="string">
            <text:p>D5 D6 </text:p>
          </table:table-cell>
        </table:table-row>
        <table:table-row table:style-name="ro1">
          <table:table-cell office:value-type="string">
            <text:p>uclamp0501H</text:p>
          </table:table-cell>
          <table:table-cell office:value-type="string">
            <text:p>SOD-523</text:p>
          </table:table-cell>
          <table:table-cell office:value-type="string">
            <text:p>Digi-key</text:p>
          </table:table-cell>
          <table:table-cell office:value-type="string">
            <text:p><text:a xlink:href="http://search.digikey.com/scripts/DkSearch/dksus.dll?Detail?name=UCLAMP0501HCT-ND">UCLAMP0501HCT-ND</text:a></text:p>
          </table:table-cell>
          <table:table-cell office:value-type="float" office:value="7">
            <text:p>7</text:p>
          </table:table-cell>
          <table:table-cell/>
          <table:table-cell office:value-type="string">
            <text:p>D7 D8 D9 D4 D3 D2 D1 </text:p>
          </table:table-cell>
        </table:table-row>
        <table:table-row table:style-name="ro1">
          <table:table-cell office:value-type="string">
            <text:p>F2110</text:p>
          </table:table-cell>
          <table:table-cell office:value-type="float" office:value="1206">
            <text:p>1206</text:p>
          </table:table-cell>
          <table:table-cell office:value-type="string">
            <text:p>Digi-key</text:p>
          </table:table-cell>
          <table:table-cell office:value-type="string">
            <text:p><text:a xlink:href="http://search.digikey.com/scripts/DkSearch/dksus.dll?Detail?name=F2110CT-ND">F2110CT-ND</text:a></text:p>
          </table:table-cell>
          <table:table-cell office:value-type="float" office:value="1">
            <text:p>1</text:p>
          </table:table-cell>
          <table:table-cell/>
          <table:table-cell office:value-type="string">
            <text:p>F1 </text:p>
          </table:table-cell>
        </table:table-row>
        <table:table-row table:style-name="ro1">
          <table:table-cell office:value-type="string">
            <text:p>3.3uh</text:p>
          </table:table-cell>
          <table:table-cell office:value-type="float" office:value="1210">
            <text:p>1210</text:p>
          </table:table-cell>
          <table:table-cell office:value-type="string">
            <text:p>Digi-key</text:p>
          </table:table-cell>
          <table:table-cell office:value-type="string">
            <text:p><text:a xlink:href="http://search.digikey.com/scripts/DkSearch/dksus.dll?Detail?name=445-1537-1-ND">445-1537-1-ND</text:a></text:p>
          </table:table-cell>
          <table:table-cell office:value-type="float" office:value="2">
            <text:p>2</text:p>
          </table:table-cell>
          <table:table-cell office:value-type="string">
            <text:p>700ma</text:p>
          </table:table-cell>
          <table:table-cell office:value-type="string">
            <text:p>L1 L3 </text:p>
          </table:table-cell>
        </table:table-row>
        <table:table-row table:style-name="ro1">
          <table:table-cell office:value-type="string">
            <text:p>ferrite</text:p>
          </table:table-cell>
          <table:table-cell office:value-type="float" office:value="603">
            <text:p>603</text:p>
          </table:table-cell>
          <table:table-cell office:value-type="string">
            <text:p>Digi-key</text:p>
          </table:table-cell>
          <table:table-cell office:value-type="string">
            <text:p><text:a xlink:href="http://search.digikey.com/scripts/DkSearch/dksus.dll?Detail?name=445-1547-1-ND">445-1547-1-ND</text:a></text:p>
          </table:table-cell>
          <table:table-cell office:value-type="float" office:value="3">
            <text:p>3</text:p>
          </table:table-cell>
          <table:table-cell/>
          <table:table-cell office:value-type="string">
            <text:p>L4 L2 L7 </text:p>
          </table:table-cell>
        </table:table-row>
        <table:table-row table:style-name="ro1">
          <table:table-cell office:value-type="string">
            <text:p>33uh</text:p>
          </table:table-cell>
          <table:table-cell office:value-type="string">
            <text:p>ELL6</text:p>
          </table:table-cell>
          <table:table-cell office:value-type="string">
            <text:p>Digi-key</text:p>
          </table:table-cell>
          <table:table-cell office:value-type="string">
            <text:p><text:a xlink:href="http://search.digikey.com/scripts/DkSearch/dksus.dll?Detail?name=PCD1710CT-ND">PCD1710CT-ND</text:a></text:p>
          </table:table-cell>
          <table:table-cell office:value-type="float" office:value="1">
            <text:p>1</text:p>
          </table:table-cell>
          <table:table-cell office:value-type="string">
            <text:p>500ma</text:p>
          </table:table-cell>
          <table:table-cell office:value-type="string">
            <text:p>L5 </text:p>
          </table:table-cell>
        </table:table-row>
        <table:table-row table:style-name="ro1">
          <table:table-cell office:value-type="string">
            <text:p>6.8uh</text:p>
          </table:table-cell>
          <table:table-cell office:value-type="float" office:value="1008">
            <text:p>1008</text:p>
          </table:table-cell>
          <table:table-cell office:value-type="string">
            <text:p>Digi-key</text:p>
          </table:table-cell>
          <table:table-cell office:value-type="string">
            <text:p><text:a xlink:href="http://search.digikey.com/scripts/DkSearch/dksus.dll?Detail?name=PCD1238CT-ND">PCD1238CT-ND</text:a></text:p>
          </table:table-cell>
          <table:table-cell office:value-type="float" office:value="1">
            <text:p>1</text:p>
          </table:table-cell>
          <table:table-cell/>
          <table:table-cell office:value-type="string">
            <text:p>L6 </text:p>
          </table:table-cell>
        </table:table-row>
        <table:table-row table:style-name="ro1">
          <table:table-cell office:value-type="string">
            <text:p>NDDS336P</text:p>
          </table:table-cell>
          <table:table-cell office:value-type="string">
            <text:p>SOT-23</text:p>
          </table:table-cell>
          <table:table-cell office:value-type="string">
            <text:p>Digi-key</text:p>
          </table:table-cell>
          <table:table-cell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1">
            <text:p>1</text:p>
          </table:table-cell>
          <table:table-cell/>
          <table:table-cell office:value-type="string">
            <text:p>Q1 </text:p>
          </table:table-cell>
        </table:table-row>
        <table:table-row table:style-name="ro1">
          <table:table-cell office:value-type="string">
            <text:p>NDS336P</text:p>
          </table:table-cell>
          <table:table-cell office:value-type="string">
            <text:p>SOT-23</text:p>
          </table:table-cell>
          <table:table-cell office:value-type="string">
            <text:p>Digi-key</text:p>
          </table:table-cell>
          <table:table-cell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2">
            <text:p>2</text:p>
          </table:table-cell>
          <table:table-cell/>
          <table:table-cell office:value-type="string">
            <text:p>Q2 Q3 </text:p>
          </table:table-cell>
        </table:table-row>
        <table:table-row table:style-name="ro1">
          <table:table-cell office:value-type="float" office:value="25">
            <text:p>25</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541-24JCT-ND">541-24JCT-ND</text:a></text:p>
          </table:table-cell>
          <table:table-cell office:value-type="float" office:value="4">
            <text:p>4</text:p>
          </table:table-cell>
          <table:table-cell/>
          <table:table-cell office:value-type="string">
            <text:p>R11 R9 R190 R189 </text:p>
          </table:table-cell>
        </table:table-row>
        <table:table-row table:style-name="ro1">
          <table:table-cell office:value-type="float" office:value="50">
            <text:p>50</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51JCT-ND">RHM51JCT-ND</text:a></text:p>
          </table:table-cell>
          <table:table-cell office:value-type="float" office:value="4">
            <text:p>4</text:p>
          </table:table-cell>
          <table:table-cell/>
          <table:table-cell office:value-type="string">
            <text:p>R12 R15 R16 R17 </text:p>
          </table:table-cell>
        </table:table-row>
        <table:table-row table:style-name="ro1">
          <table:table-cell office:value-type="float" office:value="10">
            <text:p>10</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10JCT-ND">RHM10JCT-ND</text:a></text:p>
          </table:table-cell>
          <table:table-cell office:value-type="float" office:value="1">
            <text:p>1</text:p>
          </table:table-cell>
          <table:table-cell/>
          <table:table-cell office:value-type="string">
            <text:p>R14 </text:p>
          </table:table-cell>
        </table:table-row>
        <table:table-row table:style-name="ro1">
          <table:table-cell office:value-type="string">
            <text:p>10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10.0KLCT-ND">RHM10.0KLCT-ND</text:a></text:p>
          </table:table-cell>
          <table:table-cell office:value-type="float" office:value="32">
            <text:p>32</text:p>
          </table:table-cell>
          <table:table-cell/>
          <table:table-cell office:value-type="string">
            <text:p>R170 R171 R154 R155 R138 R139 R122 R123 R106 R107 R90 R91 R74 R75 R58 R59 R4 R1 R6 R5 R21 R26 R28 R30 R29 R27 R36 R39 R43 R41 R19 R187 </text:p>
          </table:table-cell>
        </table:table-row>
        <table:table-row table:style-name="ro1">
          <table:table-cell office:value-type="string">
            <text:p>58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541-57.6KLCT-ND">541-57.6KLCT-ND</text:a></text:p>
          </table:table-cell>
          <table:table-cell office:value-type="float" office:value="16">
            <text:p>16</text:p>
          </table:table-cell>
          <table:table-cell/>
          <table:table-cell office:value-type="string">
            <text:p>R172 R173 R156 R157 R140 R141 R124 R125 R108 R109 R92 R93 R76 R77 R60 R61 </text:p>
          </table:table-cell>
        </table:table-row>
        <table:table-row table:style-name="ro1">
          <table:table-cell office:value-type="string">
            <text:p>3.3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3.30KLCT-ND">RHM3.30KLCT-ND</text:a></text:p>
          </table:table-cell>
          <table:table-cell office:value-type="float" office:value="17">
            <text:p>17</text:p>
          </table:table-cell>
          <table:table-cell/>
          <table:table-cell office:value-type="string">
            <text:p>R174 R175 R158 R159 R142 R143 R126 R127 R110 R111 R94 R95 R78 R79 R62 R63 R57 </text:p>
          </table:table-cell>
        </table:table-row>
        <table:table-row table:style-name="ro1">
          <table:table-cell office:value-type="string">
            <text:p>100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100KLCT-ND">RHM100KLCT-ND</text:a></text:p>
          </table:table-cell>
          <table:table-cell office:value-type="float" office:value="21">
            <text:p>21</text:p>
          </table:table-cell>
          <table:table-cell/>
          <table:table-cell office:value-type="string">
            <text:p>R176 R177 R160 R161 R144 R145 R128 R129 R112 R113 R96 R97 R80 R81 R64 R65 R35 R2 R54 R44 R13 </text:p>
          </table:table-cell>
        </table:table-row>
        <table:table-row table:style-name="ro1">
          <table:table-cell office:value-type="string">
            <text:p>820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541-820KLCT-ND">541-820KLCT-ND</text:a></text:p>
          </table:table-cell>
          <table:table-cell office:value-type="float" office:value="16">
            <text:p>16</text:p>
          </table:table-cell>
          <table:table-cell/>
          <table:table-cell office:value-type="string">
            <text:p>R178 R179 R162 R163 R146 R147 R130 R131 R114 R115 R98 R99 R82 R83 R66 R67 </text:p>
          </table:table-cell>
        </table:table-row>
        <table:table-row table:style-name="ro1">
          <table:table-cell office:value-type="string">
            <text:p>5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541-4.99KLCT-ND">541-4.99KLCT-ND</text:a></text:p>
          </table:table-cell>
          <table:table-cell office:value-type="float" office:value="1">
            <text:p>1</text:p>
          </table:table-cell>
          <table:table-cell/>
          <table:table-cell office:value-type="string">
            <text:p>R18 </text:p>
          </table:table-cell>
        </table:table-row>
        <table:table-row table:style-name="ro1">
          <table:table-cell office:value-type="string">
            <text:p>5.6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541-5.60KLCT-ND">541-5.60KLCT-ND</text:a></text:p>
          </table:table-cell>
          <table:table-cell office:value-type="float" office:value="16">
            <text:p>16</text:p>
          </table:table-cell>
          <table:table-cell/>
          <table:table-cell office:value-type="string">
            <text:p>R180 R181 R164 R165 R148 R149 R132 R133 R116 R117 R100 R101 R84 R85 R68 R69 </text:p>
          </table:table-cell>
        </table:table-row>
        <table:table-row table:style-name="ro1">
          <table:table-cell office:value-type="string">
            <text:p>4.5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541-4.53KLCT-ND">541-4.53KLCT-ND</text:a></text:p>
          </table:table-cell>
          <table:table-cell office:value-type="float" office:value="16">
            <text:p>16</text:p>
          </table:table-cell>
          <table:table-cell/>
          <table:table-cell office:value-type="string">
            <text:p>R182 R183 R166 R167 R150 R151 R134 R135 R118 R119 R102 R103 R86 R87 R70 R71 </text:p>
          </table:table-cell>
        </table:table-row>
        <table:table-row table:style-name="ro1">
          <table:table-cell office:value-type="string">
            <text:p>22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22.0KLCT-ND">RHM22.0KLCT-ND</text:a><text:a xlink:href="http://search.digikey.com/scripts/DkSearch/dksus.dll?AlternatePackaging?name=RHM22.0KLCT-ND"> </text:a></text:p>
          </table:table-cell>
          <table:table-cell office:value-type="float" office:value="16">
            <text:p>16</text:p>
          </table:table-cell>
          <table:table-cell/>
          <table:table-cell office:value-type="string">
            <text:p>R184 R185 R168 R169 R152 R153 R136 R137 R120 R121 R104 R105 R88 R89 R72 R73 </text:p>
          </table:table-cell>
        </table:table-row>
        <table:table-row table:style-name="ro1">
          <table:table-cell office:value-type="float" office:value="56.2">
            <text:p>56.2</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541-56.2LCT-ND">541-56.2LCT-ND</text:a></text:p>
          </table:table-cell>
          <table:table-cell office:value-type="float" office:value="1">
            <text:p>1</text:p>
          </table:table-cell>
          <table:table-cell/>
          <table:table-cell office:value-type="string">
            <text:p>R188 </text:p>
          </table:table-cell>
        </table:table-row>
        <table:table-row table:style-name="ro1">
          <table:table-cell office:value-type="string">
            <text:p>12.4k</text:p>
          </table:table-cell>
          <table:table-cell office:value-type="float" office:value="603">
            <text:p>603</text:p>
          </table:table-cell>
          <table:table-cell office:value-type="string">
            <text:p>Digi-key</text:p>
          </table:table-cell>
          <table:table-cell office:value-type="string">
            <text:p><text:a xlink:href="http://search.digikey.com/scripts/DkSearch/dksus.dll?Detail?name=P12.4KHCT-ND">P12.4KHCT-ND</text:a></text:p>
          </table:table-cell>
          <table:table-cell office:value-type="float" office:value="1">
            <text:p>1</text:p>
          </table:table-cell>
          <table:table-cell/>
          <table:table-cell office:value-type="string">
            <text:p>R20 </text:p>
          </table:table-cell>
        </table:table-row>
        <table:table-row table:style-name="ro1">
          <table:table-cell office:value-type="string">
            <text:p>500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P510KJCT-ND">P510KJCT-ND</text:a><text:a xlink:href="http://search.digikey.com/scripts/DkSearch/dksus.dll?AlternatePackaging?name=P510KJCT-ND"> </text:a></text:p>
          </table:table-cell>
          <table:table-cell office:value-type="float" office:value="5">
            <text:p>5</text:p>
          </table:table-cell>
          <table:table-cell/>
          <table:table-cell office:value-type="string">
            <text:p>R24 R38 R46 R53 R191 </text:p>
          </table:table-cell>
        </table:table-row>
        <table:table-row table:style-name="ro1">
          <table:table-cell office:value-type="float" office:value="180">
            <text:p>180</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311-180JRCT-ND">311-180JRCT-ND</text:a></text:p>
          </table:table-cell>
          <table:table-cell office:value-type="float" office:value="2">
            <text:p>2</text:p>
          </table:table-cell>
          <table:table-cell/>
          <table:table-cell office:value-type="string">
            <text:p>R25 R22 </text:p>
          </table:table-cell>
        </table:table-row>
        <table:table-row table:style-name="ro1">
          <table:table-cell office:value-type="string">
            <text:p>30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30KJCT-ND">RHM30KJCT-ND</text:a><text:a xlink:href="http://search.digikey.com/scripts/DkSearch/dksus.dll?AlternatePackaging?name=RHM30KJCT-ND"> </text:a></text:p>
          </table:table-cell>
          <table:table-cell office:value-type="float" office:value="1">
            <text:p>1</text:p>
          </table:table-cell>
          <table:table-cell/>
          <table:table-cell office:value-type="string">
            <text:p>R3 </text:p>
          </table:table-cell>
        </table:table-row>
        <table:table-row table:style-name="ro1">
          <table:table-cell office:value-type="string">
            <text:p>1.5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1.5KJCT-ND">RHM1.5KJCT-ND</text:a></text:p>
          </table:table-cell>
          <table:table-cell office:value-type="float" office:value="2">
            <text:p>2</text:p>
          </table:table-cell>
          <table:table-cell/>
          <table:table-cell office:value-type="string">
            <text:p>R31 R186 </text:p>
          </table:table-cell>
        </table:table-row>
        <table:table-row table:style-name="ro1">
          <table:table-cell office:value-type="string">
            <text:p>180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180KJCT-ND">RHM180KJCT-ND</text:a></text:p>
          </table:table-cell>
          <table:table-cell office:value-type="float" office:value="2">
            <text:p>2</text:p>
          </table:table-cell>
          <table:table-cell/>
          <table:table-cell office:value-type="string">
            <text:p>R33 R47 </text:p>
          </table:table-cell>
        </table:table-row>
        <table:table-row table:style-name="ro1">
          <table:table-cell office:value-type="string">
            <text:p>2.2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P2.2KJCT-ND">P2.2KJCT-ND</text:a><text:a xlink:href="http://search.digikey.com/scripts/DkSearch/dksus.dll?AlternatePackaging?name=P2.2KJCT-ND"> </text:a></text:p>
          </table:table-cell>
          <table:table-cell office:value-type="float" office:value="2">
            <text:p>2</text:p>
          </table:table-cell>
          <table:table-cell/>
          <table:table-cell office:value-type="string">
            <text:p>R37 R40 </text:p>
          </table:table-cell>
        </table:table-row>
        <table:table-row table:style-name="ro1">
          <table:table-cell office:value-type="float" office:value="33">
            <text:p>33</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33KJCT-ND">RHM33KJCT-ND</text:a></text:p>
          </table:table-cell>
          <table:table-cell office:value-type="float" office:value="3">
            <text:p>3</text:p>
          </table:table-cell>
          <table:table-cell/>
          <table:table-cell office:value-type="string">
            <text:p>R45 R55 R56 </text:p>
          </table:table-cell>
        </table:table-row>
        <table:table-row table:style-name="ro1">
          <table:table-cell office:value-type="string">
            <text:p>82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82KJCT-ND">RHM82KJCT-ND</text:a></text:p>
          </table:table-cell>
          <table:table-cell office:value-type="float" office:value="2">
            <text:p>2</text:p>
          </table:table-cell>
          <table:table-cell/>
          <table:table-cell office:value-type="string">
            <text:p>R49 R50 </text:p>
          </table:table-cell>
        </table:table-row>
        <table:table-row table:style-name="ro1">
          <table:table-cell office:value-type="float" office:value="500">
            <text:p>500</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510JCT-ND">RHM510JCT-ND</text:a></text:p>
          </table:table-cell>
          <table:table-cell office:value-type="float" office:value="1">
            <text:p>1</text:p>
          </table:table-cell>
          <table:table-cell/>
          <table:table-cell office:value-type="string">
            <text:p>R52 </text:p>
          </table:table-cell>
        </table:table-row>
        <table:table-row table:style-name="ro1">
          <table:table-cell office:value-type="string">
            <text:p>50k</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541-51KJCT-ND">541-51KJCT-ND</text:a></text:p>
          </table:table-cell>
          <table:table-cell office:value-type="float" office:value="4">
            <text:p>4</text:p>
          </table:table-cell>
          <table:table-cell/>
          <table:table-cell office:value-type="string">
            <text:p>R7 R23 R42 R51 </text:p>
          </table:table-cell>
        </table:table-row>
        <table:table-row table:style-name="ro1">
          <table:table-cell office:value-type="float" office:value="270">
            <text:p>270</text:p>
          </table:table-cell>
          <table:table-cell office:value-type="float" office:value="402">
            <text:p>402</text:p>
          </table:table-cell>
          <table:table-cell office:value-type="string">
            <text:p>Digi-key</text:p>
          </table:table-cell>
          <table:table-cell office:value-type="string">
            <text:p><text:a xlink:href="http://search.digikey.com/scripts/DkSearch/dksus.dll?Detail?name=RHM270JCT-ND">RHM270JCT-ND</text:a></text:p>
          </table:table-cell>
          <table:table-cell office:value-type="float" office:value="2">
            <text:p>2</text:p>
          </table:table-cell>
          <table:table-cell/>
          <table:table-cell office:value-type="string">
            <text:p>R8 R10 </text:p>
          </table:table-cell>
        </table:table-row>
        <table:table-row table:style-name="ro1">
          <table:table-cell office:value-type="string">
            <text:p>TESTCON</text:p>
          </table:table-cell>
          <table:table-cell office:value-type="string">
            <text:p>7x100mil</text:p>
          </table:table-cell>
          <table:table-cell office:value-type="string">
            <text:p>Digi-key</text:p>
          </table:table-cell>
          <table:table-cell office:value-type="string">
            <text:p><text:a xlink:href="http://search.digikey.com/scripts/DkSearch/dksus.dll?Detail?name=A19434-ND">A19434-ND</text:a></text:p>
          </table:table-cell>
          <table:table-cell office:value-type="float" office:value="1">
            <text:p>1</text:p>
          </table:table-cell>
          <table:table-cell/>
          <table:table-cell office:value-type="string">
            <text:p>U1 </text:p>
          </table:table-cell>
        </table:table-row>
        <table:table-row table:style-name="ro1">
          <table:table-cell office:value-type="string">
            <text:p>MT48LC16M16A2</text:p>
          </table:table-cell>
          <table:table-cell office:value-type="string">
            <text:p>VFBGA-54</text:p>
          </table:table-cell>
          <table:table-cell office:value-type="string">
            <text:p>Digi-key</text:p>
          </table:table-cell>
          <table:table-cell office:value-type="string">
            <text:p><text:a xlink:href="http://search.digikey.com/scripts/DkSearch/dksus.dll?Detail?name=557-1190-1-ND">557-1190-1-ND</text:a></text:p>
          </table:table-cell>
          <table:table-cell office:value-type="float" office:value="1">
            <text:p>1</text:p>
          </table:table-cell>
          <table:table-cell/>
          <table:table-cell office:value-type="string">
            <text:p>U10 </text:p>
          </table:table-cell>
        </table:table-row>
        <table:table-row table:style-name="ro1">
          <table:table-cell office:value-type="string">
            <text:p>BC847BPN</text:p>
          </table:table-cell>
          <table:table-cell office:value-type="string">
            <text:p>SOT-363</text:p>
          </table:table-cell>
          <table:table-cell office:value-type="string">
            <text:p>Digi-key</text:p>
          </table:table-cell>
          <table:table-cell office:value-type="string">
            <text:p><text:a xlink:href="http://search.digikey.com/scripts/DkSearch/dksus.dll?Detail?name=568-1634-1-ND">568-1634-1-ND</text:a></text:p>
          </table:table-cell>
          <table:table-cell office:value-type="float" office:value="32">
            <text:p>32</text:p>
          </table:table-cell>
          <table:table-cell/>
          <table:table-cell office:value-type="string">
            <text:p>U100 U101 U102 U103 U94 U95 U96 U97 U88 U89 U90 U91 U82 U83 U84 U85 U76 U77 U78 U79 U70 U71 U72 U73 U64 U65 U66 U67 U58 U59 U60 U61 </text:p>
          </table:table-cell>
        </table:table-row>
        <table:table-row table:style-name="ro1">
          <table:table-cell office:value-type="string">
            <text:p>INA2322</text:p>
          </table:table-cell>
          <table:table-cell office:value-type="string">
            <text:p>TSSOP-14</text:p>
          </table:table-cell>
          <table:table-cell office:value-type="string">
            <text:p>Digi-key</text:p>
          </table:table-cell>
          <table:table-cell office:value-type="string">
            <text:p><text:a xlink:href="http://search.digikey.com/scripts/DkSearch/dksus.dll?Detail?name=INA2322EACT-ND">INA2322EACT-ND</text:a></text:p>
          </table:table-cell>
          <table:table-cell office:value-type="float" office:value="8">
            <text:p>8</text:p>
          </table:table-cell>
          <table:table-cell/>
          <table:table-cell office:value-type="string">
            <text:p>U104 U98 U92 U86 U80 U74 U68 U62 </text:p>
          </table:table-cell>
        </table:table-row>
        <table:table-row table:style-name="ro1">
          <table:table-cell office:value-type="string">
            <text:p>OPA4348</text:p>
          </table:table-cell>
          <table:table-cell office:value-type="string">
            <text:p>TSSOP-14</text:p>
          </table:table-cell>
          <table:table-cell office:value-type="string">
            <text:p>Digi-key</text:p>
          </table:table-cell>
          <table:table-cell office:value-type="string">
            <text:p><text:a xlink:href="http://search.digikey.com/scripts/DkSearch/dksus.dll?Detail?name=296-12277-5-ND">296-12277-5-ND</text:a></text:p>
          </table:table-cell>
          <table:table-cell office:value-type="float" office:value="8">
            <text:p>8</text:p>
          </table:table-cell>
          <table:table-cell/>
          <table:table-cell office:value-type="string">
            <text:p>U105 U99 U93 U87 U81 U75 U69 U63 </text:p>
          </table:table-cell>
        </table:table-row>
        <table:table-row table:style-name="ro1">
          <table:table-cell office:value-type="string">
            <text:p>NX3225SA</text:p>
          </table:table-cell>
          <table:table-cell office:value-type="string">
            <text:p>NDK_XTAL</text:p>
          </table:table-cell>
          <table:table-cell office:value-type="string">
            <text:p>Digi-key</text:p>
          </table:table-cell>
          <table:table-cell office:value-type="string">
            <text:p><text:a xlink:href="http://search.digikey.com/scripts/DkSearch/dksus.dll?Detail?name=644-1047-1-ND">644-1047-1-ND</text:a></text:p>
          </table:table-cell>
          <table:table-cell office:value-type="float" office:value="1">
            <text:p>1</text:p>
          </table:table-cell>
          <table:table-cell office:value-type="string">
            <text:p>12Mhz</text:p>
          </table:table-cell>
          <table:table-cell office:value-type="string">
            <text:p>U106 </text:p>
          </table:table-cell>
        </table:table-row>
        <table:table-row table:style-name="ro1">
          <table:table-cell office:value-type="string">
            <text:p>REG101</text:p>
          </table:table-cell>
          <table:table-cell office:value-type="string">
            <text:p>SOIC-8</text:p>
          </table:table-cell>
          <table:table-cell office:value-type="string">
            <text:p>Digi-key</text:p>
          </table:table-cell>
          <table:table-cell office:value-type="string">
            <text:p><text:a xlink:href="http://search.digikey.com/scripts/DkSearch/dksus.dll?Detail?name=REG101UA-5-ND">REG101UA-5-ND</text:a></text:p>
          </table:table-cell>
          <table:table-cell office:value-type="float" office:value="1">
            <text:p>1</text:p>
          </table:table-cell>
          <table:table-cell/>
          <table:table-cell office:value-type="string">
            <text:p>U107 </text:p>
          </table:table-cell>
        </table:table-row>
        <table:table-row table:style-name="ro1">
          <table:table-cell office:value-type="string">
            <text:p>TLE2426</text:p>
          </table:table-cell>
          <table:table-cell office:value-type="string">
            <text:p>SOIC-8</text:p>
          </table:table-cell>
          <table:table-cell office:value-type="string">
            <text:p>Digi-key</text:p>
          </table:table-cell>
          <table:table-cell office:value-type="string">
            <text:p><text:a xlink:href="http://search.digikey.com/scripts/DkSearch/dksus.dll?Detail?name=296-1345-5-ND">296-1345-5-ND</text:a></text:p>
          </table:table-cell>
          <table:table-cell office:value-type="float" office:value="1">
            <text:p>1</text:p>
          </table:table-cell>
          <table:table-cell/>
          <table:table-cell office:value-type="string">
            <text:p>U109 </text:p>
          </table:table-cell>
        </table:table-row>
        <table:table-row table:style-name="ro1">
          <table:table-cell office:value-type="string">
            <text:p>ADM3202</text:p>
          </table:table-cell>
          <table:table-cell office:value-type="string">
            <text:p>TSSOP-16</text:p>
          </table:table-cell>
          <table:table-cell office:value-type="string">
            <text:p>Digi-key</text:p>
          </table:table-cell>
          <table:table-cell office:value-type="string">
            <text:p><text:a xlink:href="http://search.digikey.com/scripts/DkSearch/dksus.dll?Detail?name=ADM3202ARUZ-ND">ADM3202ARUZ-ND</text:a></text:p>
          </table:table-cell>
          <table:table-cell office:value-type="float" office:value="1">
            <text:p>1</text:p>
          </table:table-cell>
          <table:table-cell/>
          <table:table-cell office:value-type="string">
            <text:p>U12 </text:p>
          </table:table-cell>
        </table:table-row>
        <table:table-row table:style-name="ro1">
          <table:table-cell office:value-type="string">
            <text:p>FDV301N</text:p>
          </table:table-cell>
          <table:table-cell office:value-type="string">
            <text:p>SOT-23</text:p>
          </table:table-cell>
          <table:table-cell office:value-type="string">
            <text:p>Digi-key</text:p>
          </table:table-cell>
          <table:table-cell office:value-type="string">
            <text:p>FDV301NCT-ND</text:p>
          </table:table-cell>
          <table:table-cell office:value-type="float" office:value="1">
            <text:p>1</text:p>
          </table:table-cell>
          <table:table-cell/>
          <table:table-cell office:value-type="string">
            <text:p>U13 </text:p>
          </table:table-cell>
        </table:table-row>
        <table:table-row table:style-name="ro1">
          <table:table-cell office:value-type="string">
            <text:p>RS232_CON</text:p>
          </table:table-cell>
          <table:table-cell office:value-type="string">
            <text:p>DB9</text:p>
          </table:table-cell>
          <table:table-cell office:value-type="string">
            <text:p>Digi-key</text:p>
          </table:table-cell>
          <table:table-cell office:value-type="string">
            <text:p>A35114-ND</text:p>
          </table:table-cell>
          <table:table-cell office:value-type="float" office:value="1">
            <text:p>1</text:p>
          </table:table-cell>
          <table:table-cell/>
          <table:table-cell office:value-type="string">
            <text:p>U14 </text:p>
          </table:table-cell>
        </table:table-row>
        <table:table-row table:style-name="ro1">
          <table:table-cell office:value-type="string">
            <text:p>LAN83C185</text:p>
          </table:table-cell>
          <table:table-cell office:value-type="string">
            <text:p>TQFP-64</text:p>
          </table:table-cell>
          <table:table-cell office:value-type="string">
            <text:p>Digi-key</text:p>
          </table:table-cell>
          <table:table-cell office:value-type="string">
            <text:p>638-1009-ND</text:p>
          </table:table-cell>
          <table:table-cell office:value-type="float" office:value="1">
            <text:p>1</text:p>
          </table:table-cell>
          <table:table-cell/>
          <table:table-cell office:value-type="string">
            <text:p>U15 </text:p>
          </table:table-cell>
        </table:table-row>
        <table:table-row table:style-name="ro1">
          <table:table-cell office:value-type="string">
            <text:p>BF534/6/7</text:p>
          </table:table-cell>
          <table:table-cell office:value-type="string">
            <text:p>MBGA-182</text:p>
          </table:table-cell>
          <table:table-cell office:value-type="string">
            <text:p>Digi-key</text:p>
          </table:table-cell>
          <table:table-cell office:value-type="string">
            <text:p><text:a xlink:href="http://search.digikey.com/scripts/DkSearch/dksus.dll?Detail?name=ADSP-BF537KBCZ-6AV-ND">ADSP-BF537KBCZ-6AV-ND</text:a></text:p>
          </table:table-cell>
          <table:table-cell office:value-type="float" office:value="1">
            <text:p>1</text:p>
          </table:table-cell>
          <table:table-cell office:value-type="string">
            <text:p>600mhz hipow</text:p>
          </table:table-cell>
          <table:table-cell office:value-type="string">
            <text:p>U16 </text:p>
          </table:table-cell>
        </table:table-row>
        <table:table-row table:style-name="ro1">
          <table:table-cell office:value-type="string">
            <text:p>10X100</text:p>
          </table:table-cell>
          <table:table-cell office:value-type="string">
            <text:p>11x100mil</text:p>
          </table:table-cell>
          <table:table-cell office:value-type="string">
            <text:p>Digi-key</text:p>
          </table:table-cell>
          <table:table-cell office:value-type="string">
            <text:p><text:a xlink:href="http://search.digikey.com/scripts/DkSearch/dksus.dll?Detail?name=WM8080-ND">WM8080-ND</text:a></text:p>
          </table:table-cell>
          <table:table-cell office:value-type="float" office:value="2">
            <text:p>2</text:p>
          </table:table-cell>
          <table:table-cell/>
          <table:table-cell office:value-type="string">
            <text:p>U17 U20 </text:p>
          </table:table-cell>
        </table:table-row>
        <table:table-row table:style-name="ro1">
          <table:table-cell office:value-type="string">
            <text:p>ADSP_JTAG_CON</text:p>
          </table:table-cell>
          <table:table-cell office:value-type="string">
            <text:p>7x2x100</text:p>
          </table:table-cell>
          <table:table-cell office:value-type="string">
            <text:p>Digi-key</text:p>
          </table:table-cell>
          <table:table-cell office:value-type="string">
            <text:p><text:a xlink:href="http://search.digikey.com/scripts/DkSearch/dksus.dll?Detail?name=AHS14L-ND">AHS14L-ND</text:a></text:p>
          </table:table-cell>
          <table:table-cell office:value-type="float" office:value="1">
            <text:p>1</text:p>
          </table:table-cell>
          <table:table-cell/>
          <table:table-cell office:value-type="string">
            <text:p>U19 </text:p>
          </table:table-cell>
        </table:table-row>
        <table:table-row table:style-name="ro1">
          <table:table-cell office:value-type="string">
            <text:p>ABM10XTAL</text:p>
          </table:table-cell>
          <table:table-cell office:value-type="string">
            <text:p>ABM10</text:p>
          </table:table-cell>
          <table:table-cell office:value-type="string">
            <text:p>Digi-key</text:p>
          </table:table-cell>
          <table:table-cell office:value-type="string">
            <text:p><text:a xlink:href="http://search.digikey.com/scripts/DkSearch/dksus.dll?Detail?name=535-9095-1-ND">535-9095-1-ND</text:a></text:p>
          </table:table-cell>
          <table:table-cell office:value-type="float" office:value="1">
            <text:p>1</text:p>
          </table:table-cell>
          <table:table-cell office:value-type="string">
            <text:p>25Mhz</text:p>
          </table:table-cell>
          <table:table-cell office:value-type="string">
            <text:p>U21 </text:p>
          </table:table-cell>
        </table:table-row>
        <table:table-row table:style-name="ro1">
          <table:table-cell office:value-type="string">
            <text:p>74LCX541</text:p>
          </table:table-cell>
          <table:table-cell office:value-type="string">
            <text:p>TSSOP-20</text:p>
          </table:table-cell>
          <table:table-cell office:value-type="string">
            <text:p>Digi-key</text:p>
          </table:table-cell>
          <table:table-cell office:value-type="string">
            <text:p><text:a xlink:href="http://search.digikey.com/scripts/DkSearch/dksus.dll?Detail?name=74LCX541MTCXCT-ND">74LCX541MTCXCT-ND</text:a></text:p>
          </table:table-cell>
          <table:table-cell office:value-type="float" office:value="3">
            <text:p>3</text:p>
          </table:table-cell>
          <table:table-cell/>
          <table:table-cell office:value-type="string">
            <text:p>U22 U18 U4 </text:p>
          </table:table-cell>
        </table:table-row>
        <table:table-row table:style-name="ro1">
          <table:table-cell office:value-type="string">
            <text:p>S8354MC</text:p>
          </table:table-cell>
          <table:table-cell office:value-type="string">
            <text:p>SOT-23-5</text:p>
          </table:table-cell>
          <table:table-cell office:value-type="string">
            <text:p>Digi-key</text:p>
          </table:table-cell>
          <table:table-cell office:value-type="string">
            <text:p><text:a xlink:href="http://search.digikey.com/scripts/DkSearch/dksus.dll?Detail?name=728-1036-1-ND">728-1036-1-ND</text:a></text:p>
          </table:table-cell>
          <table:table-cell office:value-type="float" office:value="1">
            <text:p>1</text:p>
          </table:table-cell>
          <table:table-cell/>
          <table:table-cell office:value-type="string">
            <text:p>U27 </text:p>
          </table:table-cell>
        </table:table-row>
        <table:table-row table:style-name="ro1">
          <table:table-cell office:value-type="string">
            <text:p>CAT32TDI</text:p>
          </table:table-cell>
          <table:table-cell office:value-type="string">
            <text:p>SOT-23-6</text:p>
          </table:table-cell>
          <table:table-cell office:value-type="string">
            <text:p>Digi-key</text:p>
          </table:table-cell>
          <table:table-cell office:value-type="string">
            <text:p><text:a xlink:href="http://search.digikey.com/scripts/DkSearch/dksus.dll?Detail?name=CAT32TDI-TE7CT-ND">CAT32TDI-TE7CT-ND</text:a></text:p>
          </table:table-cell>
          <table:table-cell office:value-type="float" office:value="1">
            <text:p>1</text:p>
          </table:table-cell>
          <table:table-cell/>
          <table:table-cell office:value-type="string">
            <text:p>U28 </text:p>
          </table:table-cell>
        </table:table-row>
        <table:table-row table:style-name="ro1">
          <table:table-cell office:value-type="string">
            <text:p>MAX3421E</text:p>
          </table:table-cell>
          <table:table-cell office:value-type="string">
            <text:p>TQFP-32</text:p>
          </table:table-cell>
          <table:table-cell office:value-type="string">
            <text:p>Digi-key</text:p>
          </table:table-cell>
          <table:table-cell office:value-type="string">
            <text:p><text:a xlink:href="http://search.digikey.com/scripts/DkSearch/dksus.dll?Detail?name=MAX3421EEHJ%2B-ND">MAX3421EEHJ+-ND</text:a></text:p>
          </table:table-cell>
          <table:table-cell office:value-type="float" office:value="1">
            <text:p>1</text:p>
          </table:table-cell>
          <table:table-cell/>
          <table:table-cell office:value-type="string">
            <text:p>U29 </text:p>
          </table:table-cell>
        </table:table-row>
        <table:table-row table:style-name="ro1">
          <table:table-cell office:value-type="string">
            <text:p>74LV594ADBR</text:p>
          </table:table-cell>
          <table:table-cell office:value-type="string">
            <text:p>TSSOP-16</text:p>
          </table:table-cell>
          <table:table-cell office:value-type="string">
            <text:p>Digi-key</text:p>
          </table:table-cell>
          <table:table-cell office:value-type="string">
            <text:p><text:a xlink:href="http://search.digikey.com/scripts/DkSearch/dksus.dll?Detail?name=296-3843-1-ND">296-3843-1-ND</text:a></text:p>
          </table:table-cell>
          <table:table-cell office:value-type="float" office:value="1">
            <text:p>1</text:p>
          </table:table-cell>
          <table:table-cell office:value-type="string">
            <text:p>595 not 594?</text:p>
          </table:table-cell>
          <table:table-cell office:value-type="string">
            <text:p>U3 </text:p>
          </table:table-cell>
        </table:table-row>
        <table:table-row table:style-name="ro1">
          <table:table-cell office:value-type="string">
            <text:p>BAT54A</text:p>
          </table:table-cell>
          <table:table-cell office:value-type="string">
            <text:p>SOT-23</text:p>
          </table:table-cell>
          <table:table-cell office:value-type="string">
            <text:p>Digi-key</text:p>
          </table:table-cell>
          <table:table-cell office:value-type="string">
            <text:p><text:a xlink:href="http://search.digikey.com/scripts/DkSearch/dksus.dll?Detail?name=BAT54ATPMSCT-ND">BAT54ATPMSCT-ND</text:a></text:p>
          </table:table-cell>
          <table:table-cell office:value-type="float" office:value="4">
            <text:p>4</text:p>
          </table:table-cell>
          <table:table-cell/>
          <table:table-cell office:value-type="string">
            <text:p>U31 U26 U32 U108 </text:p>
          </table:table-cell>
        </table:table-row>
        <table:table-row table:style-name="ro1">
          <table:table-cell office:value-type="string">
            <text:p>FCI_USB_B</text:p>
          </table:table-cell>
          <table:table-cell office:value-type="string">
            <text:p>FCI_USB_A</text:p>
          </table:table-cell>
          <table:table-cell office:value-type="string">
            <text:p>Digi-key</text:p>
          </table:table-cell>
          <table:table-cell office:value-type="string">
            <text:p>609-1039-ND</text:p>
          </table:table-cell>
          <table:table-cell office:value-type="float" office:value="1">
            <text:p>1</text:p>
          </table:table-cell>
          <table:table-cell/>
          <table:table-cell office:value-type="string">
            <text:p>U35 </text:p>
          </table:table-cell>
        </table:table-row>
        <table:table-row table:style-name="ro1">
          <table:table-cell office:value-type="string">
            <text:p>8X2X100</text:p>
          </table:table-cell>
          <table:table-cell office:value-type="string">
            <text:p>2x8x100mil</text:p>
          </table:table-cell>
          <table:table-cell office:value-type="string">
            <text:p>Digi-key</text:p>
          </table:table-cell>
          <table:table-cell office:value-type="string">
            <text:p><text:a xlink:href="http://search.digikey.com/scripts/DkSearch/dksus.dll?Detail?name=A33163-ND">A33163-ND</text:a></text:p>
          </table:table-cell>
          <table:table-cell office:value-type="float" office:value="2">
            <text:p>2</text:p>
          </table:table-cell>
          <table:table-cell office:value-type="string">
            <text:p>shrouded</text:p>
          </table:table-cell>
          <table:table-cell office:value-type="string">
            <text:p>U36 U37 </text:p>
          </table:table-cell>
        </table:table-row>
        <table:table-row table:style-name="ro1">
          <table:table-cell office:value-type="string">
            <text:p>ADUM2400</text:p>
          </table:table-cell>
          <table:table-cell office:value-type="string">
            <text:p>SOICW-16</text:p>
          </table:table-cell>
          <table:table-cell office:value-type="string">
            <text:p>Digi-key</text:p>
          </table:table-cell>
          <table:table-cell office:value-type="string">
            <text:p><text:a xlink:href="http://search.digikey.com/scripts/DkSearch/dksus.dll?Detail?name=ADUM2400BRWZ-ND">ADUM2400BRWZ-ND</text:a></text:p>
          </table:table-cell>
          <table:table-cell office:value-type="float" office:value="2">
            <text:p>2</text:p>
          </table:table-cell>
          <table:table-cell office:value-type="string">
            <text:p>10mbps</text:p>
          </table:table-cell>
          <table:table-cell office:value-type="string">
            <text:p>U39 U40 </text:p>
          </table:table-cell>
        </table:table-row>
        <table:table-row table:style-name="ro1">
          <table:table-cell office:value-type="string">
            <text:p>ZR4040-2.5</text:p>
          </table:table-cell>
          <table:table-cell office:value-type="string">
            <text:p>SOT-23</text:p>
          </table:table-cell>
          <table:table-cell office:value-type="string">
            <text:p>Digi-key</text:p>
          </table:table-cell>
          <table:table-cell office:value-type="string">
            <text:p><text:a xlink:href="http://search.digikey.com/scripts/DkSearch/dksus.dll?Detail?name=ZR40402F25CT-ND">ZR40402F25CT-ND</text:a></text:p>
          </table:table-cell>
          <table:table-cell office:value-type="float" office:value="1">
            <text:p>1</text:p>
          </table:table-cell>
          <table:table-cell/>
          <table:table-cell office:value-type="string">
            <text:p>U42 </text:p>
          </table:table-cell>
        </table:table-row>
        <table:table-row table:style-name="ro1">
          <table:table-cell office:value-type="string">
            <text:p>8X100</text:p>
          </table:table-cell>
          <table:table-cell office:value-type="string">
            <text:p>8x100mil</text:p>
          </table:table-cell>
          <table:table-cell office:value-type="string">
            <text:p>Digi-key</text:p>
          </table:table-cell>
          <table:table-cell office:value-type="string">
            <text:p><text:a xlink:href="http://search.digikey.com/scripts/DkSearch/dksus.dll?Detail?name=WM4006-ND">WM4006-ND</text:a></text:p>
          </table:table-cell>
          <table:table-cell office:value-type="float" office:value="1">
            <text:p>1</text:p>
          </table:table-cell>
          <table:table-cell/>
          <table:table-cell office:value-type="string">
            <text:p>U44 </text:p>
          </table:table-cell>
        </table:table-row>
        <table:table-row table:style-name="ro1">
          <table:table-cell office:value-type="string">
            <text:p>BAT54S</text:p>
          </table:table-cell>
          <table:table-cell office:value-type="string">
            <text:p>SOT-23</text:p>
          </table:table-cell>
          <table:table-cell office:value-type="string">
            <text:p>Digi-key</text:p>
          </table:table-cell>
          <table:table-cell office:value-type="string">
            <text:p><text:a xlink:href="http://search.digikey.com/scripts/DkSearch/dksus.dll?Detail?name=BAT54SCT-ND">BAT54SCT-ND</text:a></text:p>
          </table:table-cell>
          <table:table-cell office:value-type="float" office:value="4">
            <text:p>4</text:p>
          </table:table-cell>
          <table:table-cell/>
          <table:table-cell office:value-type="string">
            <text:p>U45 U48 U23 U24 </text:p>
          </table:table-cell>
        </table:table-row>
        <table:table-row table:style-name="ro1">
          <table:table-cell office:value-type="string">
            <text:p>MAX253</text:p>
          </table:table-cell>
          <table:table-cell office:value-type="string">
            <text:p>SOIC-8</text:p>
          </table:table-cell>
          <table:table-cell office:value-type="string">
            <text:p>Digi-key</text:p>
          </table:table-cell>
          <table:table-cell office:value-type="string">
            <text:p><text:a xlink:href="http://search.digikey.com/scripts/DkSearch/dksus.dll?Detail?name=MAX253CSA%2B-ND">MAX253CSA+-ND</text:a></text:p>
          </table:table-cell>
          <table:table-cell office:value-type="float" office:value="1">
            <text:p>1</text:p>
          </table:table-cell>
          <table:table-cell office:value-type="string">
            <text:p>comm. Temp.</text:p>
          </table:table-cell>
          <table:table-cell office:value-type="string">
            <text:p>U47 </text:p>
          </table:table-cell>
        </table:table-row>
        <table:table-row table:style-name="ro1">
          <table:table-cell office:value-type="string">
            <text:p>JUMP</text:p>
          </table:table-cell>
          <table:table-cell office:value-type="string">
            <text:p>2x100mil</text:p>
          </table:table-cell>
          <table:table-cell office:value-type="string">
            <text:p>Digi-key</text:p>
          </table:table-cell>
          <table:table-cell table:style-name="ce2" office:value-type="string">
            <text:p><text:span text:style-name="T1"><text:a xlink:href="http://search.digikey.com/scripts/DkSearch/dksus.dll?Detail?name=WM4000-ND">WM4000-ND</text:a></text:span></text:p>
          </table:table-cell>
          <table:table-cell office:value-type="float" office:value="7">
            <text:p>7</text:p>
          </table:table-cell>
          <table:table-cell/>
          <table:table-cell office:value-type="string">
            <text:p>U49 U43 U2 U30 U110 U111 U112 </text:p>
          </table:table-cell>
        </table:table-row>
        <table:table-row table:style-name="ro1">
          <table:table-cell office:value-type="string">
            <text:p>FAN2001</text:p>
          </table:table-cell>
          <table:table-cell office:value-type="string">
            <text:p>MLP-6</text:p>
          </table:table-cell>
          <table:table-cell office:value-type="string">
            <text:p>Digi-key</text:p>
          </table:table-cell>
          <table:table-cell office:value-type="string">
            <text:p><text:a xlink:href="http://search.digikey.com/scripts/DkSearch/dksus.dll?Detail?name=FAN2001MPXCT-ND">FAN2001MPXCT-ND</text:a></text:p>
          </table:table-cell>
          <table:table-cell office:value-type="float" office:value="2">
            <text:p>2</text:p>
          </table:table-cell>
          <table:table-cell/>
          <table:table-cell office:value-type="string">
            <text:p>U5 U11 </text:p>
          </table:table-cell>
        </table:table-row>
        <table:table-row table:style-name="ro1">
          <table:table-cell office:value-type="string">
            <text:p>MNR18</text:p>
          </table:table-cell>
          <table:table-cell office:value-type="string">
            <text:p>0603x8</text:p>
          </table:table-cell>
          <table:table-cell office:value-type="string">
            <text:p>Digi-key</text:p>
          </table:table-cell>
          <table:table-cell office:value-type="string">
            <text:p><text:a xlink:href="http://search.digikey.com/scripts/DkSearch/dksus.dll?Detail?name=MNR18222CT-ND">MNR18222CT-ND</text:a></text:p>
          </table:table-cell>
          <table:table-cell office:value-type="float" office:value="4">
            <text:p>4</text:p>
          </table:table-cell>
          <table:table-cell office:value-type="string">
            <text:p>2.2k</text:p>
          </table:table-cell>
          <table:table-cell office:value-type="string">
            <text:p>U56 U54 U52 U50 </text:p>
          </table:table-cell>
        </table:table-row>
        <table:table-row table:style-name="ro1">
          <table:table-cell office:value-type="string">
            <text:p>MCP3304</text:p>
          </table:table-cell>
          <table:table-cell office:value-type="string">
            <text:p>SOIC-16</text:p>
          </table:table-cell>
          <table:table-cell office:value-type="string">
            <text:p>Digi-key</text:p>
          </table:table-cell>
          <table:table-cell office:value-type="string">
            <text:p><text:a xlink:href="http://search.digikey.com/scripts/DkSearch/dksus.dll?Detail?name=MCP3304-CI%2FSL-ND">MCP3304-CI/SL-ND</text:a></text:p>
          </table:table-cell>
          <table:table-cell office:value-type="float" office:value="4">
            <text:p>4</text:p>
          </table:table-cell>
          <table:table-cell/>
          <table:table-cell office:value-type="string">
            <text:p>U57 U55 U53 U51 </text:p>
          </table:table-cell>
        </table:table-row>
        <table:table-row table:style-name="ro1">
          <table:table-cell office:value-type="string">
            <text:p>NRF24L01-BREAK</text:p>
          </table:table-cell>
          <table:table-cell office:value-type="string">
            <text:p>8x100mil</text:p>
          </table:table-cell>
          <table:table-cell office:value-type="string">
            <text:p>Digi-key</text:p>
          </table:table-cell>
          <table:table-cell office:value-type="string">
            <text:p><text:a xlink:href="http://search.digikey.com/scripts/DkSearch/dksus.dll?Detail?name=WM4006-ND">WM4006-ND</text:a></text:p>
          </table:table-cell>
          <table:table-cell office:value-type="float" office:value="1">
            <text:p>1</text:p>
          </table:table-cell>
          <table:table-cell/>
          <table:table-cell office:value-type="string">
            <text:p>U6 </text:p>
          </table:table-cell>
        </table:table-row>
        <table:table-row table:style-name="ro1">
          <table:table-cell office:value-type="string">
            <text:p>ADM6713</text:p>
          </table:table-cell>
          <table:table-cell office:value-type="string">
            <text:p>SC-70-4</text:p>
          </table:table-cell>
          <table:table-cell office:value-type="string">
            <text:p>Digi-key</text:p>
          </table:table-cell>
          <table:table-cell office:value-type="string">
            <text:p><text:a xlink:href="http://search.digikey.com/scripts/DkSearch/dksus.dll?Detail?name=ADM6713SAKSZ-REEL7CT-ND">ADM6713SAKSZ-REEL7CT-ND</text:a></text:p>
          </table:table-cell>
          <table:table-cell office:value-type="float" office:value="1">
            <text:p>1</text:p>
          </table:table-cell>
          <table:table-cell/>
          <table:table-cell office:value-type="string">
            <text:p>U7 </text:p>
          </table:table-cell>
        </table:table-row>
        <table:table-row table:style-name="ro1">
          <table:table-cell office:value-type="string">
            <text:p>AT45DB081D</text:p>
          </table:table-cell>
          <table:table-cell office:value-type="string">
            <text:p>SOIC-8</text:p>
          </table:table-cell>
          <table:table-cell office:value-type="string">
            <text:p>Digi-key</text:p>
          </table:table-cell>
          <table:table-cell office:value-type="string">
            <text:p><text:a xlink:href="http://search.digikey.com/scripts/DkSearch/dksus.dll?Detail?name=AT45DB081D-SSU-ND">AT45DB081D-SSU-ND</text:a></text:p>
          </table:table-cell>
          <table:table-cell office:value-type="float" office:value="1">
            <text:p>1</text:p>
          </table:table-cell>
          <table:table-cell/>
          <table:table-cell office:value-type="string">
            <text:p>U8 </text:p>
          </table:table-cell>
        </table:table-row>
        <table:table-row table:style-name="ro1">
          <table:table-cell table:number-columns-repeated="2" office:value-type="string">
            <text:p>NXT_CONN</text:p>
          </table:table-cell>
          <table:table-cell office:value-type="string">
            <text:p>mindsensors</text:p>
          </table:table-cell>
          <table:table-cell table:style-name="Default"/>
          <table:table-cell office:value-type="float" office:value="1">
            <text:p>1</text:p>
          </table:table-cell>
          <table:table-cell/>
          <table:table-cell office:value-type="string">
            <text:p>U25 </text:p>
          </table:table-cell>
        </table:table-row>
        <table:table-row table:style-name="ro1">
          <table:table-cell office:value-type="string">
            <text:p>6.8nf</text:p>
          </table:table-cell>
          <table:table-cell office:value-type="float" office:value="402">
            <text:p>402</text:p>
          </table:table-cell>
          <table:table-cell office:value-type="string">
            <text:p>mouser</text:p>
          </table:table-cell>
          <table:table-cell office:value-type="string">
            <text:p><text:a xlink:href="http://www.mouser.com/Search/ProductDetail.aspx?qs=c4yvaafl%252bAxa5cLq%2FC0Kkw%3D%3D">81-GRM155R71E682JA1D</text:a></text:p>
          </table:table-cell>
          <table:table-cell office:value-type="float" office:value="2">
            <text:p>2</text:p>
          </table:table-cell>
          <table:table-cell/>
          <table:table-cell office:value-type="string">
            <text:p>C19 C20 </text:p>
          </table:table-cell>
        </table:table-row>
        <table:table-row table:style-name="ro1">
          <table:table-cell office:value-type="string">
            <text:p>0.47uf</text:p>
          </table:table-cell>
          <table:table-cell office:value-type="float" office:value="402">
            <text:p>402</text:p>
          </table:table-cell>
          <table:table-cell office:value-type="string">
            <text:p>mouser</text:p>
          </table:table-cell>
          <table:table-cell office:value-type="string">
            <text:p><text:a xlink:href="http://www.mouser.com/Search/ProductDetail.aspx?qs=ACKugjZjxqm4nsyUXE3ktQ%3D%3D">81-GRM155F51A474ZE01</text:a></text:p>
          </table:table-cell>
          <table:table-cell office:value-type="float" office:value="32">
            <text:p>32</text:p>
          </table:table-cell>
          <table:table-cell/>
          <table:table-cell office:value-type="string">
            <text:p>C196 C198 C197 C199 C183 C185 C184 C186 C170 C172 C171 C173 C157 C159 C158 C160 C144 C146 C145 C147 C131 C133 C132 C134 C118 C120 C119 C121 C105 C107 C106 C108 </text:p>
          </table:table-cell>
        </table:table-row>
        <table:table-row table:style-name="ro1">
          <table:table-cell office:value-type="string">
            <text:p>0.15uf</text:p>
          </table:table-cell>
          <table:table-cell office:value-type="float" office:value="402">
            <text:p>402</text:p>
          </table:table-cell>
          <table:table-cell office:value-type="string">
            <text:p>mouser</text:p>
          </table:table-cell>
          <table:table-cell office:value-type="string">
            <text:p><text:a xlink:href="http://www.mouser.com/Search/ProductDetail.aspx?qs=9U7yHM2lsjT7dQhtoCVLBg%3D%3D">81-GRM155R61A154KE9D</text:a></text:p>
          </table:table-cell>
          <table:table-cell office:value-type="float" office:value="16">
            <text:p>16</text:p>
          </table:table-cell>
          <table:table-cell/>
          <table:table-cell office:value-type="string">
            <text:p>C200 C201 C187 C188 C174 C175 C161 C162 C148 C149 C135 C136 C122 C123 C109 C110 </text:p>
          </table:table-cell>
        </table:table-row>
        <table:table-row table:style-name="ro1">
          <table:table-cell office:value-type="string">
            <text:p>78250M</text:p>
          </table:table-cell>
          <table:table-cell office:value-type="float" office:value="78250">
            <text:p>78250</text:p>
          </table:table-cell>
          <table:table-cell office:value-type="string">
            <text:p>mouser</text:p>
          </table:table-cell>
          <table:table-cell office:value-type="string">
            <text:p><text:a xlink:href="http://www.mouser.com/Search/ProductDetail.aspx?qs=Sp7jPs%2FGXrMRMYRzP2NweA%3D%3D">580-78250MVC</text:a></text:p>
          </table:table-cell>
          <table:table-cell office:value-type="float" office:value="1">
            <text:p>1</text:p>
          </table:table-cell>
          <table:table-cell/>
          <table:table-cell office:value-type="string">
            <text:p>U46 </text:p>
          </table:table-cell>
        </table:table-row>
        <table:table-row table:style-name="ro1">
          <table:table-cell office:value-type="string">
            <text:p>SPI_LCD</text:p>
          </table:table-cell>
          <table:table-cell office:value-type="string">
            <text:p>HIROSE-10</text:p>
          </table:table-cell>
          <table:table-cell office:value-type="string">
            <text:p>sfe</text:p>
          </table:table-cell>
          <table:table-cell table:style-name="Default"/>
          <table:table-cell office:value-type="float" office:value="1">
            <text:p>1</text:p>
          </table:table-cell>
          <table:table-cell/>
          <table:table-cell office:value-type="string">
            <text:p>U34 </text:p>
          </table:table-cell>
        </table:table-row>
        <table:table-row table:style-name="ro1">
          <table:table-cell table:number-columns-repeated="2" office:value-type="string">
            <text:p>SFE-MAGJACK</text:p>
          </table:table-cell>
          <table:table-cell office:value-type="string">
            <text:p>sfe</text:p>
          </table:table-cell>
          <table:table-cell table:style-name="Default"/>
          <table:table-cell office:value-type="float" office:value="1">
            <text:p>1</text:p>
          </table:table-cell>
          <table:table-cell/>
          <table:table-cell office:value-type="string">
            <text:p>U9 </text:p>
          </table:table-cell>
        </table:table-row>
      </table:table>
      <table:database-ranges>
        <table:database-range table:target-range-address="Sheet1.A1:Sheet1.G92">
          <table:sort>
            <table:sort-by table:field-number="2" table:data-type="automatic"/>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1">06/01/2008</text:date>, <text:time>01:07: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creator>tim</dc:creator>
    <dc:date>2008-06-01T01:07:24</dc:date>
    <meta:editing-cycles>26</meta:editing-cycles>
    <meta:editing-duration>PT2H9M57S</meta:editing-duration>
    <meta:user-defined meta:name="Info 1"/>
    <meta:user-defined meta:name="Info 2"/>
    <meta:user-defined meta:name="Info 3"/>
    <meta:user-defined meta:name="Info 4"/>
    <meta:document-statistic meta:table-count="1" meta:cell-count="563"/>
  </office:meta>
</office:document-meta>
</file>